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4F10DC90412B323.png" manifest:media-type="image/png"/>
  <manifest:file-entry manifest:full-path="Pictures/10000B5E000034EB000034EBBDB26635E60DD5FD.svg" manifest:media-type="image/svg+xml"/>
  <manifest:file-entry manifest:full-path="Pictures/1000020100000201000002011EE09079789E9A7C.png" manifest:media-type="image/png"/>
  <manifest:file-entry manifest:full-path="Pictures/10000D63000035050000350590D0BC26F8F3BA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fill-color="#729fcf" draw:textarea-horizontal-align="center" draw:textarea-vertical-align="middle" draw:color-mode="standard" draw:luminance="15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633cm" svg:height="19.633cm" svg:x="0.317cm" svg:y="6.964cm">
          <draw:image xlink:href="Pictures/10000D63000035050000350590D0BC26F8F3BA97.svg" xlink:type="simple" xlink:show="embed" xlink:actuate="onLoad" draw:mime-type="image/svg+xml">
            <text:p/>
          </draw:image>
          <draw:image xlink:href="Pictures/1000020100000201000002011EE09079789E9A7C.png" xlink:type="simple" xlink:show="embed" xlink:actuate="onLoad" draw:mime-type="image/png"/>
        </draw:frame>
        <draw:frame draw:style-name="gr2" draw:text-style-name="P2" draw:layer="layout" svg:width="14.761cm" svg:height="14.76cm" svg:x="2.997cm" svg:y="3.312cm">
          <draw:image xlink:href="Pictures/10000B5E000034EB000034EBBDB26635E60DD5FD.svg" xlink:type="simple" xlink:show="embed" xlink:actuate="onLoad" draw:mime-type="image/svg+xml">
            <text:p/>
          </draw:image>
          <draw:image xlink:href="Pictures/10000201000002000000020094F10DC90412B32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5T21:50:15.726519643</meta:creation-date>
    <dc:date>2021-02-15T22:16:59.767912611</dc:date>
    <meta:editing-duration>PT15M56S</meta:editing-duration>
    <meta:editing-cycles>4</meta:editing-cycles>
    <meta:generator>LibreOffice/7.0.2.2$Linux_X86_64 LibreOffice_project/8349ace3c3162073abd90d81fd06dcfb6b36b994</meta:generator>
    <meta:document-statistic meta:object-count="2"/>
  </office:meta>
</office:document-meta>
</file>